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479in" fo:margin-left="0in" fo:margin-top="0in" fo:margin-bottom="0in" table:align="left"/>
    </style:style>
    <style:style style:name="Table1.A" style:family="table-column">
      <style:table-column-properties style:column-width="1.8951in"/>
    </style:style>
    <style:style style:name="Table1.B" style:family="table-column">
      <style:table-column-properties style:column-width="2.0424in"/>
    </style:style>
    <style:style style:name="Table1.C" style:family="table-column">
      <style:table-column-properties style:column-width="2.5104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.111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.111in" loext:contextual-spacing="false" fo:line-height="100%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.1665in" fo:margin-bottom="0.111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.111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0.5in" fo:margin-right="0in" fo:margin-top="0in" fo:margin-bottom="0.111in" loext:contextual-spacing="false" fo:line-height="100%" fo:text-indent="0in" style:auto-text-indent="false"/>
    </style:style>
    <style:style style:name="P9" style:family="paragraph" style:parent-style-name="Standard">
      <style:paragraph-properties fo:margin-left="0.5in" fo:margin-right="0in" fo:margin-top="0in" fo:margin-bottom="0.111in" loext:contextual-spacing="false" fo:line-height="106%" fo:text-indent="0in" style:auto-text-indent="false"/>
    </style:style>
    <style:style style:name="P10" style:family="paragraph" style:parent-style-name="Standard" style:list-style-name="WWNum5">
      <style:paragraph-properties fo:margin-left="1in" fo:margin-right="0in" fo:margin-top="0in" fo:margin-bottom="0in" loext:contextual-spacing="false" fo:line-height="106%" fo:text-indent="-0.25in" style:auto-text-indent="false"/>
    </style:style>
    <style:style style:name="P11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2" style:family="paragraph" style:parent-style-name="Standard" style:list-style-name="WWNum5">
      <style:paragraph-properties fo:margin-left="1in" fo:margin-right="0in" fo:margin-top="0in" fo:margin-bottom="0.111in" loext:contextual-spacing="false" fo:line-height="106%" fo:text-indent="-0.25in" style:auto-text-indent="false"/>
    </style:style>
    <style:style style:name="P13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.111in" loext:contextual-spacing="false" fo:line-height="100%" fo:text-indent="-0.25in" style:auto-text-indent="false" fo:background-color="#ffffff" fo:padding="0in" fo:border="none"/>
    </style:style>
    <style:style style:name="P14" style:family="paragraph" style:parent-style-name="Standard">
      <style:paragraph-properties fo:margin-left="1in" fo:margin-right="0in" fo:margin-top="0in" fo:margin-bottom="0.111in" loext:contextual-spacing="false" fo:line-height="106%" fo:text-indent="0in" style:auto-text-indent="false"/>
      <style:text-properties style:font-name="Helvetica Neue" fo:font-size="12pt" style:font-name-asian="Helvetica Neue1" style:font-size-asian="12pt" style:font-name-complex="Helvetica Neue1" style:font-size-complex="12pt"/>
    </style:style>
    <style:style style:name="P15" style:family="paragraph" style:parent-style-name="Standard">
      <style:paragraph-properties fo:margin-top="0in" fo:margin-bottom="0.111in" loext:contextual-spacing="false" fo:line-height="100%"/>
    </style:style>
    <style:style style:name="P16" style:family="paragraph" style:parent-style-name="Standard">
      <style:paragraph-properties fo:margin-top="0in" fo:margin-bottom="0.111in" loext:contextual-spacing="false" fo:line-height="106%"/>
    </style:style>
    <style:style style:name="P17" style:family="paragraph" style:parent-style-name="Standard">
      <style:paragraph-properties fo:margin-left="0.75in" fo:margin-right="0in" fo:margin-top="0in" fo:margin-bottom="0.111in" loext:contextual-spacing="false" fo:line-height="100%" fo:text-indent="-0.25in" style:auto-text-indent="false"/>
    </style:style>
    <style:style style:name="P18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19" style:family="paragraph" style:parent-style-name="Standard" style:master-page-name="Standard">
      <style:paragraph-properties fo:line-height="150%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T6" style:family="text">
      <style:text-properties fo:color="#1b1919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1b1919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8" style:family="text">
      <style:text-properties fo:color="#1b1919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9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0" style:family="text">
      <style:text-properties fo:color="#212529"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aniel Bara Seftino - 5026231169</text:p>
      <text:p text:style-name="P1">Raffi Deva Anargya - 5026231104</text:p>
      <text:p text:style-name="P1">Yudhistira Armico Fidly - 5026231067</text:p>
      <text:list xml:id="list160401206" text:style-name="WWNum7">
        <text:list-item>
          <text:p text:style-name="P2"><text:span text:style-name="T1">Asosiasi IT</text:span></text:p>
        </text:list-item>
      </text:list>
      <text:list xml:id="list318781595" text:style-name="WWNum4">
        <text:list-item>
          <text:p text:style-name="P4"><text:span text:style-name="T1">Sebutkan 1 asosiasi IT di Indonesia</text:span></text:p>
        </text:list-item>
      </text:list>
      <text:p text:style-name="P8"><text:span text:style-name="T1"><text:s/>Asosiasi Penyelenggara Jasa Internet Indonesia (APJII)</text:span></text:p>
      <text:list xml:id="list2448220420" text:style-name="WWNum2">
        <text:list-item>
          <text:p text:style-name="P5"><text:span text:style-name="T1">Tujuan:</text:span></text:p>
        </text:list-item>
      </text:list>
      <text:p text:style-name="P9"><text:span text:style-name="T5">APJII memiliki misi dan tujuan sebagai berikut :</text:span></text:p>
      <text:list xml:id="list843261208" text:style-name="WWNum5">
        <text:list-item>
          <text:p text:style-name="P10"><text:span text:style-name="T5">Membantu para anggota dalam menyediakan jasa Internet yang berkualitas bagi masyarakat Indonesia.</text:span></text:p>
        </text:list-item>
        <text:list-item>
          <text:p text:style-name="P10"><text:span text:style-name="T5">Memasyarakatkan Internet dalam menunjang pengembangan sumber daya manusia di Indonesia.</text:span></text:p>
        </text:list-item>
        <text:list-item>
          <text:p text:style-name="P10"><text:span text:style-name="T5">Mendukung terciptanya peluang bisnis pengusaha Indonesia melalui penyediaan sarana informasi dan komunikasi global.</text:span></text:p>
        </text:list-item>
        <text:list-item>
          <text:p text:style-name="P10"><text:span text:style-name="T5">Membantu pemerintah dalam usaha pemerataan ekonomi di tanah air melalui kesempatan akses terhadap informasi dan komunikasi secara merata di seluruh pelosok Indonesia.</text:span></text:p>
        </text:list-item>
        <text:list-item>
          <text:p text:style-name="P10"><text:span text:style-name="T5">Membantu para anggota dalam menyediakan sumber-sumber informasi mengenai Indonesia.</text:span></text:p>
        </text:list-item>
        <text:list-item>
          <text:p text:style-name="P12"><text:span text:style-name="T5">Meningkatkan partisipasi masyarakat Indonesia dalam kerjasama Internasional.</text:span></text:p>
        </text:list-item>
      </text:list>
      <text:p text:style-name="P14"/>
      <text:list xml:id="list3040837804" text:style-name="WWNum1">
        <text:list-item>
          <text:p text:style-name="P3"><text:span text:style-name="T1">Apakah ada kode etiknya. Jika iya tuliskan</text:span></text:p>
          <text:list>
            <text:list-item>
              <text:p text:style-name="P11"><text:span text:style-name="T6">Memberikan pengesahan berupa sertifikat keanggotaan kepada anggota yang baru terdaftar di Asosiasi ;</text:span></text:p>
            </text:list-item>
            <text:list-item>
              <text:p text:style-name="P11"><text:span text:style-name="T6">Memberikan informasi dan perkembangan-perkembangan terakhir atas usaha dan kegiatan yang dilakukan oleh Asosiasi melalui media yang tersedia ;</text:span></text:p>
            </text:list-item>
            <text:list-item>
              <text:p text:style-name="P11"><text:span text:style-name="T6">Memberikan dan mengembangkan layanan IIX dan infrastrukturnya sehingga dapat tercapai bentuk jaringan interkoneksi nasional yang memiliki kemampuan dan fasilitas yang sesuai ;</text:span></text:p>
            </text:list-item>
            <text:list-item>
              <text:p text:style-name="P11"><text:span text:style-name="T6">Memberikan layanan alokasi Internet </text:span><text:span text:style-name="T8">resources</text:span><text:span text:style-name="T6"> (IP Address, AS Number dan Reverse DNS Delegation) sesuai dengan prosedur dan ketentuan yang berlaku di APNIC ;</text:span></text:p>
            </text:list-item>
            <text:list-item>
              <text:p text:style-name="P11"><text:span text:style-name="T6">Menyelenggarakan workshop dan training terhadap perkembangan-perkembangan terakhir teknologi dan informasi dalam rangka memberikan edukasi sebagai sarana untuk mengembangkan sumber daya manusia yang terlatih;</text:span></text:p>
            </text:list-item>
            <text:list-item>
              <text:p text:style-name="P11"><text:span text:style-name="T6">Menjaga informasi dan data-data anggota untuk dipergunakan sebagaimana mestinya dan menjamin pula kerahasiaan informasi dan data-data yang tidak untuk dipublikasikan ;</text:span></text:p>
            </text:list-item>
            <text:list-item>
              <text:p text:style-name="P11"><text:span text:style-name="T6">Mengembangkan forum-forum tingkat daerah untuk pertimbangan dan perkembangan masalah-masalah kebijakan yang berhubungan dengan pertumbuhan industri internet ;</text:span></text:p>
            </text:list-item>
            <text:list-item>
              <text:p text:style-name="P11"><text:span text:style-name="T6">Mendiskusikan dan mempertimbangkan bersama masalah-masalah yang berkaitan dengan kepentingan anggota dari masalah administratif, teknis hingga regulasi ;</text:span></text:p>
            </text:list-item>
            <text:list-item>
              <text:p text:style-name="P11"><text:span text:style-name="T6">Memberikan informasi tentang kebijakan APJII, prosedur, dan persyaratan.</text:span></text:p>
            </text:list-item>
            <text:list-item>
              <text:p text:style-name="P13"><text:soft-page-break/><text:span text:style-name="T6">Menyediakan mekanisme operasional, teknis, dan administratif untuk membantu terjaminnya komunikasi dan dialog yang terbuka diantara dan antar ISP.</text:span></text:p>
            </text:list-item>
          </text:list>
        </text:list-item>
      </text:list>
      <text:p text:style-name="P15"><text:span text:style-name="T1"><text:s/></text:span></text:p>
      <text:p text:style-name="P17"><text:span text:style-name="T1">2.</text:span><text:span text:style-name="T3"> <text:tab/></text:span><text:span text:style-name="T1">SKKNI IT</text:span></text:p>
      <text:list xml:id="list4078848584" text:style-name="WWNum6">
        <text:list-item>
          <text:p text:style-name="P6"><text:span text:style-name="T1">Coba cari salah satu SKKNI terkait IT</text:span></text:p>
        </text:list-item>
      </text:list>
      <text:p text:style-name="P8"><text:span text:style-name="T1">Kode SKKNI / URL</text:span></text:p>
      <text:p text:style-name="P8"><text:span text:style-name="T1">Nomor 22 Tahun 2019 : SKKNI Programming and Software Development, Network and Infrastructure, Operation and System Tools.</text:span></text:p>
      <text:p text:style-name="P8"><text:a xlink:type="simple" xlink:href="https://skkni.kemnaker.go.id/tentang-skkni/dokumen?agency=5c4c17af-06bd-4e77-a50a-7af5de734aca&amp;availability=applied&amp;category=2478f640-599b-47e4-9757-8e211d77d38e&amp;limit=20&amp;page=1&amp;sector=9e2d0cfa-3fa3-4898-a25d-c88d430184ab" text:style-name="ListLabel_20_64" text:visited-style-name="ListLabel_20_64"><text:span text:style-name="T9">https://skkni.kemnaker.go.id/tentang-skkni/dokumen?agency=5c4c17af-06bd-4e77-a50a-7af5de734aca&amp;availability=applied&amp;category=2478f640-599b-47e4-9757-8e211d77d38e&amp;limit=20&amp;page=1&amp;sector=9e2d0cfa-3fa3-4898-a25d-c88d430184ab</text:span></text:a></text:p>
      <text:list xml:id="list2641507104" text:style-name="WWNum3">
        <text:list-item>
          <text:p text:style-name="P7"><text:span text:style-name="T1">Mata kuliah SI apakah sudah mendukung?</text:span></text:p>
        </text:list-item>
      </text:list>
      <text:p text:style-name="P8"><text:span text:style-name="T1">Tabel mapping 5 isi MK di SI yang menyatakan mendukung SKKNI tersebu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">Kode SKKNI</text:span></text:p>
          </table:table-cell>
          <table:table-cell table:style-name="Table1.A1" office:value-type="string">
            <text:p text:style-name="P8"><text:span text:style-name="T1">SKKNI</text:span></text:p>
          </table:table-cell>
          <table:table-cell table:style-name="Table1.A1" office:value-type="string">
            <text:p text:style-name="P8"><text:span text:style-name="T1">Isi MK SI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<text:s/></text:span><text:span text:style-name="T10">BSBDES401</text:span></text:p>
          </table:table-cell>
          <table:table-cell table:style-name="Table1.A1" office:value-type="string">
            <text:p text:style-name="P8"><text:span text:style-name="T1"><text:s/></text:span><text:span text:style-name="T10">Menghasilkan Solusi Desain</text:span></text:p>
          </table:table-cell>
          <table:table-cell table:style-name="Table1.A1" office:value-type="string">
            <text:p text:style-name="P8"><text:span text:style-name="T1"><text:s/>Design Thinking 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<text:s/></text:span><text:span text:style-name="T10">BSBINN601B</text:span></text:p>
          </table:table-cell>
          <table:table-cell table:style-name="Table1.A1" office:value-type="string">
            <text:p text:style-name="P8"><text:span text:style-name="T1"><text:s/></text:span><text:span text:style-name="T10">Mengelola Perubahan Organisasi</text:span></text:p>
          </table:table-cell>
          <table:table-cell table:style-name="Table1.A1" office:value-type="string">
            <text:p text:style-name="P8"><text:span text:style-name="T1">Organisasi Fungsional Bisnis 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<text:s/></text:span><text:span text:style-name="T10">BSBSUS301A</text:span></text:p>
          </table:table-cell>
          <table:table-cell table:style-name="Table1.A1" office:value-type="string">
            <text:p text:style-name="P8"><text:span text:style-name="T1"><text:s/></text:span><text:span text:style-name="T10">Menerapkan dan Memantau Praktik Kerja Lingkungan yang Berkelanjutan</text:span></text:p>
          </table:table-cell>
          <table:table-cell table:style-name="Table1.A1" office:value-type="string">
            <text:p text:style-name="P8"><text:span text:style-name="T1"><text:s/>Manajemen Proyek Tangkas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<text:s/></text:span><text:span text:style-name="T10">ICADBS503B</text:span></text:p>
          </table:table-cell>
          <table:table-cell table:style-name="Table1.A1" office:value-type="string">
            <text:p text:style-name="P8"><text:span text:style-name="T1"><text:s/></text:span><text:span text:style-name="T10">Membuat sebuah Gudang Data</text:span></text:p>
          </table:table-cell>
          <table:table-cell table:style-name="Table1.A1" office:value-type="string">
            <text:p text:style-name="P8"><text:span text:style-name="T1">Sistem Basis Data 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<text:s/></text:span><text:span text:style-name="T10">ICAICT212A</text:span></text:p>
          </table:table-cell>
          <table:table-cell table:style-name="Table1.A1" office:value-type="string">
            <text:p text:style-name="P18"><text:span text:style-name="T1"><text:line-break/></text:span><text:span text:style-name="T10">Menggabungkan kebutuhan dan perspektif asli ke dalam lingkungan TI</text:span></text:p>
          </table:table-cell>
          <table:table-cell table:style-name="Table1.A1" office:value-type="string">
            <text:p text:style-name="P8"><text:span text:style-name="T1">Rekayasa Kebutuhan Perangkat Lunak </text:span></text:p>
          </table:table-cell>
        </table:table-row>
      </table:table>
      <text:p text:style-name="P8"><text:span text:style-name="T1"><text:s/></text:span></text:p>
      <text:p text:style-name="P16"><text:span text:style-name="T4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3" meta:word-count="423" meta:character-count="3361" meta:non-whitespace-character-count="2989"/>
    <meta:generator>LibreOfficeDev/6.0.5.2$Linux_X86_64 LibreOffice_project/</meta:generator>
  </office:meta>
</office:document-meta>
</file>